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8.814cm"/>
    </style:style>
    <style:style style:name="co6" style:family="table-column">
      <style:table-column-properties fo:break-before="auto" style:column-width="4.546cm"/>
    </style:style>
    <style:style style:name="co7" style:family="table-column">
      <style:table-column-properties fo:break-before="auto" style:column-width="8.869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4.934cm"/>
    </style:style>
    <style:style style:name="co10" style:family="table-column">
      <style:table-column-properties fo:break-before="auto" style:column-width="2.14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4" table:default-cell-style-name="Default"/>
        <table:table-row table:style-name="ro1">
          <table:table-cell office:value-type="string">
            <table:cell-range-source table:name="HTML_tables" xlink:href="http://www.gerra.asso.fr/gerra/membre.html" table:filter-name="calc_HTML_WebQuery" table:last-column-spanned="12" table:last-row-spanned="48"/>
            <text:p>M.</text:p>
          </table:table-cell>
          <table:table-cell office:value-type="string">
            <text:p>Olivier</text:p>
          </table:table-cell>
          <table:table-cell office:value-type="string">
            <text:p>BERZANE</text:p>
          </table:table-cell>
          <table:table-cell office:value-type="string">
            <text:p>Personne intéressée par l'ergonomie</text:p>
          </table:table-cell>
          <table:table-cell office:value-type="string">
            <text:p>Ancien Ergonome</text:p>
          </table:table-cell>
          <table:table-cell office:value-type="string">
            <text:p>SNCF</text:p>
          </table:table-cell>
          <table:table-cell office:value-type="string">
            <text:p>Direction de Lyon</text:p>
          </table:table-cell>
          <table:table-cell office:value-type="float" office:value="69286">
            <text:p>69286</text:p>
          </table:table-cell>
          <table:table-cell office:value-type="string">
            <text:p>Lyon cedex 02</text:p>
          </table:table-cell>
          <table:table-cell office:value-type="string">
            <text:p>EEX Cours de Verdun </text:p>
          </table:table-cell>
          <table:table-cell/>
          <table:table-cell office:value-type="string">
            <text:p>olivier.berzane@sncf.fr</text:p>
          </table:table-cell>
          <table:table-cell table:number-columns-repeated="244"/>
        </table:table-row>
        <table:table-row table:style-name="ro1">
          <table:table-cell office:value-type="string">
            <text:p>Melle</text:p>
          </table:table-cell>
          <table:table-cell office:value-type="string">
            <text:p>Claire</text:p>
          </table:table-cell>
          <table:table-cell office:value-type="string">
            <text:p>BOSCHER</text:p>
          </table:table-cell>
          <table:table-cell office:value-type="string">
            <text:p>Etudiant(e) en ergonomie</text:p>
          </table:table-cell>
          <table:table-cell office:value-type="string">
            <text:p>Ergonome</text:p>
          </table:table-cell>
          <table:table-cell table:number-columns-repeated="2"/>
          <table:table-cell office:value-type="float" office:value="69003">
            <text:p>69003</text:p>
          </table:table-cell>
          <table:table-cell office:value-type="string">
            <text:p>Lyon</text:p>
          </table:table-cell>
          <table:table-cell office:value-type="string">
            <text:p>20, rue Saint Maximim</text:p>
          </table:table-cell>
          <table:table-cell office:value-type="string">
            <text:p>0 472 337 542</text:p>
          </table:table-cell>
          <table:table-cell office:value-type="string">
            <text:p>claireboscher@hotmail.com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Christine</text:p>
          </table:table-cell>
          <table:table-cell office:value-type="string">
            <text:p>BOUGUET</text:p>
          </table:table-cell>
          <table:table-cell office:value-type="string">
            <text:p>Activité à temps partiel en ergonomie</text:p>
          </table:table-cell>
          <table:table-cell office:value-type="string">
            <text:p>Technicienne en métrologie ergonomie</text:p>
          </table:table-cell>
          <table:table-cell table:number-columns-repeated="2"/>
          <table:table-cell office:value-type="float" office:value="69400">
            <text:p>69400</text:p>
          </table:table-cell>
          <table:table-cell office:value-type="string">
            <text:p>Villefranche / Saone</text:p>
          </table:table-cell>
          <table:table-cell office:value-type="string">
            <text:p>286, rue du collège</text:p>
          </table:table-cell>
          <table:table-cell office:value-type="string">
            <text:p>0 474 621 979</text:p>
          </table:table-cell>
          <table:table-cell office:value-type="string">
            <text:p>bougueth@libertysurf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Hervé</text:p>
          </table:table-cell>
          <table:table-cell office:value-type="string">
            <text:p>BRUNET</text:p>
          </table:table-cell>
          <table:table-cell office:value-type="string">
            <text:p>Activité à temps partiel en ergonomie</text:p>
          </table:table-cell>
          <table:table-cell office:value-type="string">
            <text:p>Consultant en informatique et organisation Industrielle</text:p>
          </table:table-cell>
          <table:table-cell table:number-columns-repeated="2"/>
          <table:table-cell office:value-type="float" office:value="38300">
            <text:p>38300</text:p>
          </table:table-cell>
          <table:table-cell office:value-type="string">
            <text:p>Meyrié</text:p>
          </table:table-cell>
          <table:table-cell office:value-type="string">
            <text:p>550, clos de la barre</text:p>
          </table:table-cell>
          <table:table-cell office:value-type="string">
            <text:p>0 474 284 836</text:p>
          </table:table-cell>
          <table:table-cell office:value-type="string">
            <text:p>herve.jp.brunet@wanadoo.fr</text:p>
          </table:table-cell>
          <table:table-cell table:number-columns-repeated="244"/>
        </table:table-row>
        <table:table-row table:style-name="ro2">
          <table:table-cell office:value-type="string">
            <text:p>Melle</text:p>
          </table:table-cell>
          <table:table-cell office:value-type="string">
            <text:p>Armelle</text:p>
          </table:table-cell>
          <table:table-cell office:value-type="string">
            <text:p>BRUNJAIL</text:p>
          </table:table-cell>
          <table:table-cell office:value-type="string">
            <text:p>Ergonome d'entreprise</text:p>
          </table:table-cell>
          <table:table-cell office:value-type="string">
            <text:p>Ergonome</text:p>
          </table:table-cell>
          <table:table-cell table:number-columns-repeated="2"/>
          <table:table-cell office:value-type="float" office:value="38130">
            <text:p>38130</text:p>
          </table:table-cell>
          <table:table-cell office:value-type="string">
            <text:p>Echirolles</text:p>
          </table:table-cell>
          <table:table-cell office:value-type="string">
            <text:p>2, rue Raymond Lefébvre</text:p>
          </table:table-cell>
          <table:table-cell office:value-type="string">
            <text:p>0 476 232 653</text:p>
          </table:table-cell>
          <table:table-cell office:value-type="string">
            <text:p>armellebrunjail@yahoo.fr</text:p>
          </table:table-cell>
          <table:table-cell table:number-columns-repeated="244"/>
        </table:table-row>
        <table:table-row table:style-name="ro2">
          <table:table-cell office:value-type="string">
            <text:p>M.</text:p>
          </table:table-cell>
          <table:table-cell office:value-type="string">
            <text:p>Gilbert</text:p>
          </table:table-cell>
          <table:table-cell office:value-type="string">
            <text:p>CORNILLON</text:p>
          </table:table-cell>
          <table:table-cell table:number-columns-repeated="253"/>
        </table:table-row>
        <table:table-row table:style-name="ro1">
          <table:table-cell office:value-type="string">
            <text:p>M.</text:p>
          </table:table-cell>
          <table:table-cell office:value-type="string">
            <text:p>Stéphane</text:p>
          </table:table-cell>
          <table:table-cell office:value-type="string">
            <text:p>DENIS</text:p>
          </table:table-cell>
          <table:table-cell office:value-type="string">
            <text:p>Ergonome Consultant(e)</text:p>
          </table:table-cell>
          <table:table-cell office:value-type="string">
            <text:p>Ergonome Consultant</text:p>
          </table:table-cell>
          <table:table-cell office:value-type="string">
            <text:p>Idénéna ergonomie</text:p>
          </table:table-cell>
          <table:table-cell/>
          <table:table-cell office:value-type="float" office:value="38400">
            <text:p>38400</text:p>
          </table:table-cell>
          <table:table-cell office:value-type="string">
            <text:p>St Martin d'Hères</text:p>
          </table:table-cell>
          <table:table-cell office:value-type="string">
            <text:p>2 rue Mayencin</text:p>
          </table:table-cell>
          <table:table-cell office:value-type="string">
            <text:p>0 476 544 309</text:p>
          </table:table-cell>
          <table:table-cell office:value-type="string">
            <text:p>stephane.denis@idenea.fr</text:p>
          </table:table-cell>
          <table:table-cell table:number-columns-repeated="244"/>
        </table:table-row>
        <table:table-row table:style-name="ro3">
          <table:table-cell office:value-type="string">
            <text:p>Mme</text:p>
          </table:table-cell>
          <table:table-cell office:value-type="string">
            <text:p>Marie-France</text:p>
          </table:table-cell>
          <table:table-cell office:value-type="string">
            <text:p>DESSAIGNE</text:p>
          </table:table-cell>
          <table:table-cell office:value-type="string">
            <text:p>Ergonome Consultant(e)</text:p>
          </table:table-cell>
          <table:table-cell office:value-type="string">
            <text:p>Consultante en ergonomie</text:p>
          </table:table-cell>
          <table:table-cell office:value-type="string">
            <text:p>ALPHA Conseil </text:p>
          </table:table-cell>
          <table:table-cell table:number-columns-repeated="5"/>
          <table:table-cell office:value-type="string">
            <text:p>dessaigne@wanadoo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Annie</text:p>
          </table:table-cell>
          <table:table-cell office:value-type="string">
            <text:p>DEVEAUX</text:p>
          </table:table-cell>
          <table:table-cell office:value-type="string">
            <text:p>Personne intéressée par l'ergonomie</text:p>
          </table:table-cell>
          <table:table-cell office:value-type="string">
            <text:p>Médecin du travail</text:p>
          </table:table-cell>
          <table:table-cell table:number-columns-repeated="2"/>
          <table:table-cell office:value-type="float" office:value="42630">
            <text:p>42630</text:p>
          </table:table-cell>
          <table:table-cell office:value-type="string">
            <text:p><text:s/>Regny</text:p>
          </table:table-cell>
          <table:table-cell office:value-type="string">
            <text:p>5, rue de Champamont</text:p>
          </table:table-cell>
          <table:table-cell office:value-type="string">
            <text:p>0 477 630 421</text:p>
          </table:table-cell>
          <table:table-cell office:value-type="string">
            <text:p>annnie.deveaux@wanadoo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Nicole </text:p>
          </table:table-cell>
          <table:table-cell office:value-type="string">
            <text:p>FALCETA</text:p>
          </table:table-cell>
          <table:table-cell office:value-type="string">
            <text:p>Ergonome Consultant(e)</text:p>
          </table:table-cell>
          <table:table-cell office:value-type="string">
            <text:p>Consultante en ergonomie</text:p>
          </table:table-cell>
          <table:table-cell office:value-type="string">
            <text:p>ERGOS</text:p>
          </table:table-cell>
          <table:table-cell/>
          <table:table-cell office:value-type="float" office:value="73375">
            <text:p>73375</text:p>
          </table:table-cell>
          <table:table-cell office:value-type="string">
            <text:p><text:s/>Le Bourget du Lac</text:p>
          </table:table-cell>
          <table:table-cell office:value-type="string">
            <text:p>Savoie technolac BP 261</text:p>
          </table:table-cell>
          <table:table-cell office:value-type="string">
            <text:p>0 479 250 807</text:p>
          </table:table-cell>
          <table:table-cell office:value-type="string">
            <text:p>ergos@wanadoo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Patrick</text:p>
          </table:table-cell>
          <table:table-cell office:value-type="string">
            <text:p>FAOUËN</text:p>
          </table:table-cell>
          <table:table-cell office:value-type="string">
            <text:p>Ergonome Consultant(e)</text:p>
          </table:table-cell>
          <table:table-cell office:value-type="string">
            <text:p>Consultant</text:p>
          </table:table-cell>
          <table:table-cell office:value-type="string">
            <text:p>PRODOS</text:p>
          </table:table-cell>
          <table:table-cell table:number-columns-repeated="4"/>
          <table:table-cell office:value-type="string">
            <text:p>0 472 820 582</text:p>
          </table:table-cell>
          <table:table-cell office:value-type="string">
            <text:p><text:s/>pfaouen@free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Myriam</text:p>
          </table:table-cell>
          <table:table-cell office:value-type="string">
            <text:p>FAURE</text:p>
          </table:table-cell>
          <table:table-cell office:value-type="string">
            <text:p>Ergonome d'entreprise</text:p>
          </table:table-cell>
          <table:table-cell office:value-type="string">
            <text:p>Ergonome</text:p>
          </table:table-cell>
          <table:table-cell office:value-type="string">
            <text:p>APAVE</text:p>
          </table:table-cell>
          <table:table-cell office:value-type="string">
            <text:p>Service Equipements Mécaniques et Automatismes</text:p>
          </table:table-cell>
          <table:table-cell office:value-type="float" office:value="69160">
            <text:p>69160</text:p>
          </table:table-cell>
          <table:table-cell office:value-type="string">
            <text:p>Tassin</text:p>
          </table:table-cell>
          <table:table-cell office:value-type="string">
            <text:p>177, route de Saint Bel</text:p>
          </table:table-cell>
          <table:table-cell office:value-type="string">
            <text:p>0 472 325 273</text:p>
          </table:table-cell>
          <table:table-cell table:number-columns-repeated="245"/>
        </table:table-row>
        <table:table-row table:style-name="ro1">
          <table:table-cell office:value-type="string">
            <text:p>Mme</text:p>
          </table:table-cell>
          <table:table-cell office:value-type="string">
            <text:p>Anne</text:p>
          </table:table-cell>
          <table:table-cell office:value-type="string">
            <text:p>FLOTTES</text:p>
          </table:table-cell>
          <table:table-cell office:value-type="string">
            <text:p>Ergonome d'entreprise</text:p>
          </table:table-cell>
          <table:table-cell office:value-type="string">
            <text:p>Consultante</text:p>
          </table:table-cell>
          <table:table-cell office:value-type="string">
            <text:p>ESSOR Consultants</text:p>
          </table:table-cell>
          <table:table-cell/>
          <table:table-cell office:value-type="float" office:value="69009">
            <text:p>69009</text:p>
          </table:table-cell>
          <table:table-cell office:value-type="string">
            <text:p>Lyon</text:p>
          </table:table-cell>
          <table:table-cell office:value-type="string">
            <text:p>14, rue Gorge de Loup - Bât C</text:p>
          </table:table-cell>
          <table:table-cell office:value-type="string">
            <text:p>0 478 834 478</text:p>
          </table:table-cell>
          <table:table-cell office:value-type="string">
            <text:p>essorconsl@aol.com</text:p>
          </table:table-cell>
          <table:table-cell table:number-columns-repeated="244"/>
        </table:table-row>
        <table:table-row table:style-name="ro2">
          <table:table-cell office:value-type="string">
            <text:p>M</text:p>
          </table:table-cell>
          <table:table-cell office:value-type="string">
            <text:p>Jean Louis</text:p>
          </table:table-cell>
          <table:table-cell office:value-type="string">
            <text:p>FLORES</text:p>
          </table:table-cell>
          <table:table-cell table:number-columns-repeated="2"/>
          <table:table-cell office:value-type="string">
            <text:p>Laboratoire ergonomie de Lyon 1</text:p>
          </table:table-cell>
          <table:table-cell/>
          <table:table-cell office:value-type="float" office:value="69100">
            <text:p>69100</text:p>
          </table:table-cell>
          <table:table-cell office:value-type="string">
            <text:p>Villeurbanne</text:p>
          </table:table-cell>
          <table:table-cell table:number-columns-repeated="2"/>
          <table:table-cell office:value-type="string">
            <text:p>flores@ergo.univ-lyon1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Pierre</text:p>
          </table:table-cell>
          <table:table-cell office:value-type="string">
            <text:p>FRANCHI</text:p>
          </table:table-cell>
          <table:table-cell office:value-type="string">
            <text:p>Ergonome d'entreprise</text:p>
          </table:table-cell>
          <table:table-cell office:value-type="string">
            <text:p>Chargé de mission</text:p>
          </table:table-cell>
          <table:table-cell office:value-type="string">
            <text:p>ARAVIS</text:p>
          </table:table-cell>
          <table:table-cell/>
          <table:table-cell office:value-type="float" office:value="69002">
            <text:p>69002</text:p>
          </table:table-cell>
          <table:table-cell office:value-type="string">
            <text:p>Lyon</text:p>
          </table:table-cell>
          <table:table-cell office:value-type="string">
            <text:p>16bis, rue d'Enghien</text:p>
          </table:table-cell>
          <table:table-cell office:value-type="string">
            <text:p>0 472 778 534</text:p>
          </table:table-cell>
          <table:table-cell office:value-type="string">
            <text:p>p.franchi@aravis.asso.fr</text:p>
          </table:table-cell>
          <table:table-cell table:number-columns-repeated="244"/>
        </table:table-row>
        <table:table-row table:style-name="ro2">
          <table:table-cell office:value-type="string">
            <text:p>Melle</text:p>
          </table:table-cell>
          <table:table-cell office:value-type="string">
            <text:p>Sylvie</text:p>
          </table:table-cell>
          <table:table-cell office:value-type="string">
            <text:p>GARANDEL</text:p>
          </table:table-cell>
          <table:table-cell office:value-type="string">
            <text:p>Ergonome</text:p>
          </table:table-cell>
          <table:table-cell office:value-type="string">
            <text:p>Consultante</text:p>
          </table:table-cell>
          <table:table-cell office:value-type="string">
            <text:p>ET ergonomie </text:p>
          </table:table-cell>
          <table:table-cell table:number-columns-repeated="5"/>
          <table:table-cell office:value-type="string">
            <text:p>sylvie.garandel@wanadoo.fr</text:p>
          </table:table-cell>
          <table:table-cell table:number-columns-repeated="244"/>
        </table:table-row>
        <table:table-row table:style-name="ro4">
          <table:table-cell office:value-type="string">
            <text:p>M.</text:p>
          </table:table-cell>
          <table:table-cell office:value-type="string">
            <text:p>Claude</text:p>
          </table:table-cell>
          <table:table-cell office:value-type="string">
            <text:p>GERMAIN</text:p>
          </table:table-cell>
          <table:table-cell office:value-type="string">
            <text:p>Enseignant</text:p>
          </table:table-cell>
          <table:table-cell office:value-type="string">
            <text:p>Directeur du DESS</text:p>
          </table:table-cell>
          <table:table-cell office:value-type="string">
            <text:p>IETL</text:p>
          </table:table-cell>
          <table:table-cell/>
          <table:table-cell office:value-type="float" office:value="69002">
            <text:p>69002</text:p>
          </table:table-cell>
          <table:table-cell office:value-type="string">
            <text:p>Lyon</text:p>
          </table:table-cell>
          <table:table-cell office:value-type="string">
            <text:p>86, rue pasteur</text:p>
          </table:table-cell>
          <table:table-cell office:value-type="string">
            <text:p>0 478 697 308</text:p>
          </table:table-cell>
          <table:table-cell office:value-type="string">
            <text:p>claude.germain@univ-lyon2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Eliane</text:p>
          </table:table-cell>
          <table:table-cell office:value-type="string">
            <text:p>GEROSSIER</text:p>
          </table:table-cell>
          <table:table-cell table:number-columns-repeated="253"/>
        </table:table-row>
        <table:table-row table:style-name="ro1">
          <table:table-cell office:value-type="string">
            <text:p>Mme</text:p>
          </table:table-cell>
          <table:table-cell office:value-type="string">
            <text:p>Clotilde</text:p>
          </table:table-cell>
          <table:table-cell office:value-type="string">
            <text:p>GIUJUZZA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table:number-columns-repeated="6"/>
          <table:table-cell office:value-type="string">
            <text:p>c.giujuzza@wanadoo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Jean-Yves</text:p>
          </table:table-cell>
          <table:table-cell office:value-type="string">
            <text:p>GUILLAUME</text:p>
          </table:table-cell>
          <table:table-cell office:value-type="string">
            <text:p>Activité à temps partiel en ergonomie</text:p>
          </table:table-cell>
          <table:table-cell office:value-type="string">
            <text:p>Coordinateur Sécurité Europe</text:p>
          </table:table-cell>
          <table:table-cell table:number-columns-repeated="2"/>
          <table:table-cell office:value-type="float" office:value="42450">
            <text:p>42450</text:p>
          </table:table-cell>
          <table:table-cell office:value-type="string">
            <text:p>Sury le comtal</text:p>
          </table:table-cell>
          <table:table-cell office:value-type="string">
            <text:p>Route de l'Ozon</text:p>
          </table:table-cell>
          <table:table-cell office:value-type="string">
            <text:p>0 687 700 047</text:p>
          </table:table-cell>
          <table:table-cell office:value-type="string">
            <text:p>guillaume.jy@infonie.fr</text:p>
          </table:table-cell>
          <table:table-cell table:number-columns-repeated="244"/>
        </table:table-row>
        <table:table-row table:style-name="ro2">
          <table:table-cell office:value-type="string">
            <text:p>M.</text:p>
          </table:table-cell>
          <table:table-cell office:value-type="string">
            <text:p>Michel</text:p>
          </table:table-cell>
          <table:table-cell office:value-type="string">
            <text:p>GUY</text:p>
          </table:table-cell>
          <table:table-cell table:number-columns-repeated="2"/>
          <table:table-cell office:value-type="string">
            <text:p>Aventis Pasteur</text:p>
          </table:table-cell>
          <table:table-cell table:number-columns-repeated="2"/>
          <table:table-cell office:value-type="string">
            <text:p>Marcy l'étoile</text:p>
          </table:table-cell>
          <table:table-cell table:number-columns-repeated="247"/>
        </table:table-row>
        <table:table-row table:style-name="ro1">
          <table:table-cell office:value-type="string">
            <text:p>M.</text:p>
          </table:table-cell>
          <table:table-cell office:value-type="string">
            <text:p>Damien</text:p>
          </table:table-cell>
          <table:table-cell office:value-type="string">
            <text:p>HUYGHE</text:p>
          </table:table-cell>
          <table:table-cell office:value-type="string">
            <text:p>Ergonome Consultant(e)</text:p>
          </table:table-cell>
          <table:table-cell office:value-type="string">
            <text:p>Conseil en ergonomie</text:p>
          </table:table-cell>
          <table:table-cell office:value-type="string">
            <text:p>Idénéa ergonomie</text:p>
          </table:table-cell>
          <table:table-cell/>
          <table:table-cell office:value-type="float" office:value="38400">
            <text:p>38400</text:p>
          </table:table-cell>
          <table:table-cell office:value-type="string">
            <text:p>St Martin d'Hères</text:p>
          </table:table-cell>
          <table:table-cell office:value-type="string">
            <text:p>2, rue Mayencin</text:p>
          </table:table-cell>
          <table:table-cell office:value-type="string">
            <text:p>0 476 544 309 </text:p>
          </table:table-cell>
          <table:table-cell office:value-type="string">
            <text:p>damien.huyghe@idenea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Olivier</text:p>
          </table:table-cell>
          <table:table-cell office:value-type="string">
            <text:p>LECLUSE</text:p>
          </table:table-cell>
          <table:table-cell office:value-type="string">
            <text:p>Ergonome Consultant(e)</text:p>
          </table:table-cell>
          <table:table-cell/>
          <table:table-cell office:value-type="string">
            <text:p>ET ERGONOMIE</text:p>
          </table:table-cell>
          <table:table-cell/>
          <table:table-cell office:value-type="float" office:value="69100">
            <text:p>69100</text:p>
          </table:table-cell>
          <table:table-cell office:value-type="string">
            <text:p>Villeurbanne</text:p>
          </table:table-cell>
          <table:table-cell office:value-type="string">
            <text:p>119, bvd Stalingrad</text:p>
          </table:table-cell>
          <table:table-cell office:value-type="string">
            <text:p>0 472 820 340</text:p>
          </table:table-cell>
          <table:table-cell table:number-columns-repeated="245"/>
        </table:table-row>
        <table:table-row table:style-name="ro1">
          <table:table-cell office:value-type="string">
            <text:p>Mme</text:p>
          </table:table-cell>
          <table:table-cell office:value-type="string">
            <text:p>Sabine</text:p>
          </table:table-cell>
          <table:table-cell office:value-type="string">
            <text:p>LOIREAU</text:p>
          </table:table-cell>
          <table:table-cell office:value-type="string">
            <text:p>Ergonome d'entreprise</text:p>
          </table:table-cell>
          <table:table-cell office:value-type="string">
            <text:p>Ergonome</text:p>
          </table:table-cell>
          <table:table-cell office:value-type="string">
            <text:p>SNCF</text:p>
          </table:table-cell>
          <table:table-cell office:value-type="string">
            <text:p>DRH - cellule Facteurs Humains - ergonomie</text:p>
          </table:table-cell>
          <table:table-cell office:value-type="float" office:value="69286">
            <text:p>69286</text:p>
          </table:table-cell>
          <table:table-cell office:value-type="string">
            <text:p>Lyon cedex 2</text:p>
          </table:table-cell>
          <table:table-cell office:value-type="string">
            <text:p>10, cours de verdun</text:p>
          </table:table-cell>
          <table:table-cell office:value-type="string">
            <text:p>0 472 401 083</text:p>
          </table:table-cell>
          <table:table-cell office:value-type="string">
            <text:p>sabine.loireau@sncf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Jacques</text:p>
          </table:table-cell>
          <table:table-cell office:value-type="string">
            <text:p>MANON</text:p>
          </table:table-cell>
          <table:table-cell office:value-type="string">
            <text:p>Activité à temps partiel en ergonomie</text:p>
          </table:table-cell>
          <table:table-cell office:value-type="string">
            <text:p>Educateur Spécialisé / Ergonome</text:p>
          </table:table-cell>
          <table:table-cell table:number-columns-repeated="2"/>
          <table:table-cell office:value-type="float" office:value="38630">
            <text:p>38630</text:p>
          </table:table-cell>
          <table:table-cell office:value-type="string">
            <text:p>Corbelin</text:p>
          </table:table-cell>
          <table:table-cell office:value-type="string">
            <text:p>Lieu dit Pételin</text:p>
          </table:table-cell>
          <table:table-cell office:value-type="string">
            <text:p>0 474 889 904</text:p>
          </table:table-cell>
          <table:table-cell table:number-columns-repeated="245"/>
        </table:table-row>
        <table:table-row table:style-name="ro1">
          <table:table-cell office:value-type="string">
            <text:p>Mme</text:p>
          </table:table-cell>
          <table:table-cell office:value-type="string">
            <text:p>Edith</text:p>
          </table:table-cell>
          <table:table-cell office:value-type="string">
            <text:p>MASSON</text:p>
          </table:table-cell>
          <table:table-cell office:value-type="string">
            <text:p>Activité à temps partiel en ergonomie</text:p>
          </table:table-cell>
          <table:table-cell office:value-type="string">
            <text:p>Infirmière du Travail - ergonome</text:p>
          </table:table-cell>
          <table:table-cell office:value-type="string">
            <text:p>Société de mécanique de Villeurbanne</text:p>
          </table:table-cell>
          <table:table-cell office:value-type="string">
            <text:p>Relations Humaines</text:p>
          </table:table-cell>
          <table:table-cell office:value-type="float" office:value="69601">
            <text:p>69601</text:p>
          </table:table-cell>
          <table:table-cell office:value-type="string">
            <text:p>Villeurbanne cedex - BP 2071</text:p>
          </table:table-cell>
          <table:table-cell office:value-type="string">
            <text:p>10, rue du pérou -</text:p>
          </table:table-cell>
          <table:table-cell office:value-type="string">
            <text:p>0 472 434 272</text:p>
          </table:table-cell>
          <table:table-cell table:number-columns-repeated="245"/>
        </table:table-row>
        <table:table-row table:style-name="ro1">
          <table:table-cell office:value-type="string">
            <text:p>M.</text:p>
          </table:table-cell>
          <table:table-cell office:value-type="string">
            <text:p>Jean Luc</text:p>
          </table:table-cell>
          <table:table-cell office:value-type="string">
            <text:p>MINGUY</text:p>
          </table:table-cell>
          <table:table-cell office:value-type="string">
            <text:p>Ergonome </text:p>
          </table:table-cell>
          <table:table-cell/>
          <table:table-cell office:value-type="string">
            <text:p>Renault Véhicules Industriels</text:p>
          </table:table-cell>
          <table:table-cell/>
          <table:table-cell office:value-type="float" office:value="69500">
            <text:p>69500</text:p>
          </table:table-cell>
          <table:table-cell office:value-type="string">
            <text:p>Bron</text:p>
          </table:table-cell>
          <table:table-cell table:number-columns-repeated="247"/>
        </table:table-row>
        <table:table-row table:style-name="ro1">
          <table:table-cell office:value-type="string">
            <text:p>M.</text:p>
          </table:table-cell>
          <table:table-cell office:value-type="string">
            <text:p>Thierry</text:p>
          </table:table-cell>
          <table:table-cell office:value-type="string">
            <text:p>MORLET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office:value-type="string">
            <text:p>ANCOE</text:p>
          </table:table-cell>
          <table:table-cell/>
          <table:table-cell office:value-type="float" office:value="73200">
            <text:p>73200</text:p>
          </table:table-cell>
          <table:table-cell office:value-type="string">
            <text:p>Albertville</text:p>
          </table:table-cell>
          <table:table-cell office:value-type="string">
            <text:p>14, rue Joseph Mugnier</text:p>
          </table:table-cell>
          <table:table-cell office:value-type="string">
            <text:p>0 479 326 655</text:p>
          </table:table-cell>
          <table:table-cell office:value-type="string">
            <text:p>ancoe@wanadoo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Claude Solange</text:p>
          </table:table-cell>
          <table:table-cell office:value-type="string">
            <text:p>PFENNIG</text:p>
          </table:table-cell>
          <table:table-cell office:value-type="string">
            <text:p>Ergonome</text:p>
          </table:table-cell>
          <table:table-cell office:value-type="string">
            <text:p>Ergonome d'entreprise</text:p>
          </table:table-cell>
          <table:table-cell office:value-type="string">
            <text:p>Hospices Civils de Lyon</text:p>
          </table:table-cell>
          <table:table-cell table:number-columns-repeated="2"/>
          <table:table-cell office:value-type="string">
            <text:p>Lyon</text:p>
          </table:table-cell>
          <table:table-cell table:number-columns-repeated="247"/>
        </table:table-row>
        <table:table-row table:style-name="ro2">
          <table:table-cell office:value-type="string">
            <text:p>Mme </text:p>
          </table:table-cell>
          <table:table-cell office:value-type="string">
            <text:p>Michèle</text:p>
          </table:table-cell>
          <table:table-cell office:value-type="string">
            <text:p>ODIER</text:p>
          </table:table-cell>
          <table:table-cell table:number-columns-repeated="253"/>
        </table:table-row>
        <table:table-row table:style-name="ro1">
          <table:table-cell office:value-type="string">
            <text:p>Mme</text:p>
          </table:table-cell>
          <table:table-cell office:value-type="string">
            <text:p>Chrystel</text:p>
          </table:table-cell>
          <table:table-cell office:value-type="string">
            <text:p>PLENET</text:p>
          </table:table-cell>
          <table:table-cell office:value-type="string">
            <text:p>Ergonome Consultant(e)</text:p>
          </table:table-cell>
          <table:table-cell office:value-type="string">
            <text:p>Ergonome Consultante</text:p>
          </table:table-cell>
          <table:table-cell office:value-type="string">
            <text:p>ET ERGONOMIE</text:p>
          </table:table-cell>
          <table:table-cell/>
          <table:table-cell office:value-type="float" office:value="69100">
            <text:p>69100</text:p>
          </table:table-cell>
          <table:table-cell office:value-type="string">
            <text:p>Villeurbanne</text:p>
          </table:table-cell>
          <table:table-cell office:value-type="string">
            <text:p>119, bvd Stalingrad</text:p>
          </table:table-cell>
          <table:table-cell office:value-type="string">
            <text:p>0 472 820 340</text:p>
          </table:table-cell>
          <table:table-cell office:value-type="string">
            <text:p>Chplenet@aol.com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Geneviève</text:p>
          </table:table-cell>
          <table:table-cell office:value-type="string">
            <text:p>PUGNIET</text:p>
          </table:table-cell>
          <table:table-cell table:number-columns-repeated="253"/>
        </table:table-row>
        <table:table-row table:style-name="ro1">
          <table:table-cell office:value-type="string">
            <text:p>M.</text:p>
          </table:table-cell>
          <table:table-cell office:value-type="string">
            <text:p>Vincent</text:p>
          </table:table-cell>
          <table:table-cell office:value-type="string">
            <text:p>RENERIC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table:number-columns-repeated="251"/>
        </table:table-row>
        <table:table-row table:style-name="ro1">
          <table:table-cell office:value-type="string">
            <text:p>M.</text:p>
          </table:table-cell>
          <table:table-cell office:value-type="string">
            <text:p>Pierre Yves</text:p>
          </table:table-cell>
          <table:table-cell office:value-type="string">
            <text:p>REYDELLET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table:number-columns-repeated="3"/>
          <table:table-cell office:value-type="string">
            <text:p>Grenoble</text:p>
          </table:table-cell>
          <table:table-cell table:number-columns-repeated="2"/>
          <table:table-cell office:value-type="string">
            <text:p>reydellet.pierreyves@free.fr</text:p>
          </table:table-cell>
          <table:table-cell table:number-columns-repeated="244"/>
        </table:table-row>
        <table:table-row table:style-name="ro1">
          <table:table-cell office:value-type="string">
            <text:p>M.</text:p>
          </table:table-cell>
          <table:table-cell office:value-type="string">
            <text:p>Edouard</text:p>
          </table:table-cell>
          <table:table-cell office:value-type="string">
            <text:p>RICHARD</text:p>
          </table:table-cell>
          <table:table-cell office:value-type="string">
            <text:p>Enseignant(e) en retraite</text:p>
          </table:table-cell>
          <table:table-cell office:value-type="string">
            <text:p>Professeur en Ergonomie</text:p>
          </table:table-cell>
          <table:table-cell table:number-columns-repeated="251"/>
        </table:table-row>
        <table:table-row table:style-name="ro3">
          <table:table-cell office:value-type="string">
            <text:p>M.</text:p>
          </table:table-cell>
          <table:table-cell office:value-type="string">
            <text:p>Paul</text:p>
          </table:table-cell>
          <table:table-cell office:value-type="string">
            <text:p>ROMIER</text:p>
          </table:table-cell>
          <table:table-cell office:value-type="string">
            <text:p>Ergonome Consultant(e)</text:p>
          </table:table-cell>
          <table:table-cell/>
          <table:table-cell office:value-type="string">
            <text:p>PR Conseil</text:p>
          </table:table-cell>
          <table:table-cell table:number-columns-repeated="2"/>
          <table:table-cell office:value-type="string">
            <text:p>St Etienne </text:p>
          </table:table-cell>
          <table:table-cell table:number-columns-repeated="247"/>
        </table:table-row>
        <table:table-row table:style-name="ro3">
          <table:table-cell office:value-type="string">
            <text:p>Mme</text:p>
          </table:table-cell>
          <table:table-cell office:value-type="string">
            <text:p>Brigitte</text:p>
          </table:table-cell>
          <table:table-cell office:value-type="string">
            <text:p>RUEF </text:p>
          </table:table-cell>
          <table:table-cell office:value-type="string">
            <text:p>Ergonome Consultant(e)</text:p>
          </table:table-cell>
          <table:table-cell office:value-type="string">
            <text:p>Consultante</text:p>
          </table:table-cell>
          <table:table-cell office:value-type="string">
            <text:p>USITO</text:p>
          </table:table-cell>
          <table:table-cell table:number-columns-repeated="2"/>
          <table:table-cell office:value-type="string">
            <text:p>Grenoble</text:p>
          </table:table-cell>
          <table:table-cell table:number-columns-repeated="2"/>
          <table:table-cell office:value-type="string">
            <text:p>brigitte.ruef@wanadoo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Marie-Benoite</text:p>
          </table:table-cell>
          <table:table-cell office:value-type="string">
            <text:p>SANGLERAT</text:p>
          </table:table-cell>
          <table:table-cell office:value-type="string">
            <text:p>Ergonome d'entreprise</text:p>
          </table:table-cell>
          <table:table-cell office:value-type="string">
            <text:p>Infirmière - Ergonome</text:p>
          </table:table-cell>
          <table:table-cell office:value-type="string">
            <text:p>CNRS</text:p>
          </table:table-cell>
          <table:table-cell office:value-type="string">
            <text:p>Médecine préventive du CNRS</text:p>
          </table:table-cell>
          <table:table-cell office:value-type="float" office:value="69609">
            <text:p>69609</text:p>
          </table:table-cell>
          <table:table-cell office:value-type="string">
            <text:p>Villeurbanne cedex</text:p>
          </table:table-cell>
          <table:table-cell office:value-type="string">
            <text:p>2, avenue Albert Einstein</text:p>
          </table:table-cell>
          <table:table-cell office:value-type="string">
            <text:p>0 472 445 603</text:p>
          </table:table-cell>
          <table:table-cell office:value-type="string">
            <text:p>sanglerat@dr7.cnrs.fr</text:p>
          </table:table-cell>
          <table:table-cell table:number-columns-repeated="244"/>
        </table:table-row>
        <table:table-row table:style-name="ro1">
          <table:table-cell office:value-type="string">
            <text:p>Mme</text:p>
          </table:table-cell>
          <table:table-cell office:value-type="string">
            <text:p>Muriel</text:p>
          </table:table-cell>
          <table:table-cell office:value-type="string">
            <text:p>SCHMOOR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office:value-type="string">
            <text:p>SCAPH 38</text:p>
          </table:table-cell>
          <table:table-cell office:value-type="string">
            <text:p>Service ergonomie</text:p>
          </table:table-cell>
          <table:table-cell office:value-type="float" office:value="38406">
            <text:p>38406</text:p>
          </table:table-cell>
          <table:table-cell office:value-type="string">
            <text:p>St Martin d'Hères cedex</text:p>
          </table:table-cell>
          <table:table-cell office:value-type="string">
            <text:p>271, rue de la Houille Blanche</text:p>
          </table:table-cell>
          <table:table-cell office:value-type="string">
            <text:p>0 476 595 555</text:p>
          </table:table-cell>
          <table:table-cell table:number-columns-repeated="245"/>
        </table:table-row>
        <table:table-row table:style-name="ro1">
          <table:table-cell office:value-type="string">
            <text:p>M. <text:s/></text:p>
          </table:table-cell>
          <table:table-cell office:value-type="string">
            <text:p>Régis</text:p>
          </table:table-cell>
          <table:table-cell office:value-type="string">
            <text:p>SCHNEIDER</text:p>
          </table:table-cell>
          <table:table-cell table:number-columns-repeated="2"/>
          <table:table-cell office:value-type="string">
            <text:p>CRAM RHONE ALPES</text:p>
          </table:table-cell>
          <table:table-cell table:number-columns-repeated="2"/>
          <table:table-cell office:value-type="string">
            <text:p>Chambéry</text:p>
          </table:table-cell>
          <table:table-cell table:number-columns-repeated="247"/>
        </table:table-row>
        <table:table-row table:style-name="ro1">
          <table:table-cell office:value-type="string">
            <text:p>Mme</text:p>
          </table:table-cell>
          <table:table-cell office:value-type="string">
            <text:p>Catherine</text:p>
          </table:table-cell>
          <table:table-cell office:value-type="string">
            <text:p>SERVIGNAT</text:p>
          </table:table-cell>
          <table:table-cell office:value-type="string">
            <text:p>Ergonome Consultant(e)</text:p>
          </table:table-cell>
          <table:table-cell office:value-type="string">
            <text:p>Ergonome</text:p>
          </table:table-cell>
          <table:table-cell office:value-type="string">
            <text:p>Concept'Ergonomie</text:p>
          </table:table-cell>
          <table:table-cell/>
          <table:table-cell office:value-type="float" office:value="69326">
            <text:p>69326</text:p>
          </table:table-cell>
          <table:table-cell office:value-type="string">
            <text:p>Lyon cedex 03</text:p>
          </table:table-cell>
          <table:table-cell office:value-type="string">
            <text:p>Tour du Crédit Lyonnais - 129, rue Servient</text:p>
          </table:table-cell>
          <table:table-cell office:value-type="string">
            <text:p>0 472 133 444</text:p>
          </table:table-cell>
          <table:table-cell office:value-type="string">
            <text:p>concept-ergo@wanadoo.fr</text:p>
          </table:table-cell>
          <table:table-cell table:number-columns-repeated="244"/>
        </table:table-row>
        <table:table-row table:style-name="ro4">
          <table:table-cell office:value-type="string">
            <text:p>Mme</text:p>
          </table:table-cell>
          <table:table-cell office:value-type="string">
            <text:p>Virginie</text:p>
          </table:table-cell>
          <table:table-cell office:value-type="string">
            <text:p>VAISSAUD</text:p>
          </table:table-cell>
          <table:table-cell table:number-columns-repeated="2" office:value-type="string">
            <text:p>Ergonome</text:p>
          </table:table-cell>
          <table:table-cell table:number-columns-repeated="251"/>
        </table:table-row>
        <table:table-row table:style-name="ro4">
          <table:table-cell office:value-type="string">
            <text:p>M. <text:s/></text:p>
          </table:table-cell>
          <table:table-cell office:value-type="string">
            <text:p>Marc</text:p>
          </table:table-cell>
          <table:table-cell office:value-type="string">
            <text:p>VILLETTE</text:p>
          </table:table-cell>
          <table:table-cell office:value-type="string">
            <text:p>Préventeur</text:p>
          </table:table-cell>
          <table:table-cell/>
          <table:table-cell office:value-type="string">
            <text:p>CRAM RHONE ALPES</text:p>
          </table:table-cell>
          <table:table-cell table:number-columns-repeated="2"/>
          <table:table-cell office:value-type="string">
            <text:p>Lyon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2" table:style-name="ta2" table:print="false">
        <table:table-column table:style-name="co10" table:number-columns-repeated="256" table:default-cell-style-name="Default"/>
        <table:table-row table:style-name="ro2">
          <table:table-cell table:number-columns-repeated="256"/>
        </table:table-row>
      </table:table>
      <table:table table:name="Feuil3" table:style-name="ta3" table:print="false">
        <table:table-column table:style-name="co10" table:number-columns-repeated="256" table:default-cell-style-name="Default"/>
        <table:table-row table:style-name="ro2">
          <table:table-cell table:number-columns-repeated="256"/>
        </table:table-row>
      </table:table>
      <table:named-expressions>
        <table:named-range table:name="membre_1" table:base-cell-address="$Feuil1.$A$1" table:cell-range-address="$Feuil1.$A$1:.$L$48"/>
        <table:named-range table:name="membres" table:base-cell-address="$Feuil1.$A$1" table:cell-range-address="$Feuil1.$A$1:.$L$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F </number:text>
    </number:number-style>
    <number:number-style style:name="N112P1" style:volatile="true">
      <number:text>-</number:text>
      <number:number number:decimal-places="0" number:min-integer-digits="1" number:grouping="true"/>
      <number:text> F </number:text>
    </number:number-style>
    <number:number-style style:name="N112P2" style:volatile="true">
      <number:text> - F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F </number:text>
    </number:number-style>
    <number:number-style style:name="N114P1" style:volatile="true">
      <number:text>-</number:text>
      <number:number number:decimal-places="2" number:min-integer-digits="1" number:grouping="true"/>
      <number:text> F </number:text>
    </number:number-style>
    <number:number-style style:name="N114P2" style:volatile="true">
      <number:text> -</number:text>
      <number:number number:decimal-places="0" number:min-integer-digits="0"/>
      <number:text> F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16">16/11/2005</text:date>, <text:time>15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fchanavat</meta:initial-creator>
    <meta:creation-date>2004-12-01T09:25:28</meta:creation-date>
    <dc:creator>fchanavat</dc:creator>
    <dc:date>2004-12-01T12:10:19</dc:date>
    <meta:print-date>2005-11-16T15:19:39</meta:print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58"/>
  </office:meta>
</office:document-meta>
</file>